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cf989" officeooo:paragraph-rsid="000cf989"/>
    </style:style>
    <style:style style:name="P3" style:family="paragraph" style:parent-style-name="Table_20_Contents">
      <style:text-properties fo:font-style="italic" officeooo:rsid="000cf989" officeooo:paragraph-rsid="000cf989" style:font-style-asian="italic" style:font-style-complex="italic"/>
    </style:style>
    <style:style style:name="P4" style:family="paragraph" style:parent-style-name="Table_20_Contents">
      <style:text-properties officeooo:rsid="000d2089" officeooo:paragraph-rsid="000d2089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0cf989" officeooo:paragraph-rsid="000cf989"/>
    </style:style>
    <style:style style:name="P8" style:family="paragraph" style:parent-style-name="Azione_20_attore" style:list-style-name="">
      <style:text-properties officeooo:rsid="000cf989" officeooo:paragraph-rsid="000cf989"/>
    </style:style>
    <style:style style:name="P9" style:family="paragraph" style:parent-style-name="Azione_20_attore">
      <style:text-properties officeooo:rsid="000d2089" officeooo:paragraph-rsid="000cf989"/>
    </style:style>
    <style:style style:name="P10" style:family="paragraph" style:parent-style-name="Azione_20_sistema">
      <style:text-properties officeooo:rsid="000cf989" officeooo:paragraph-rsid="000cf989"/>
    </style:style>
    <style:style style:name="T1" style:family="text">
      <style:text-properties officeooo:rsid="000d2089"/>
    </style:style>
    <style:style style:name="T2" style:family="text">
      <style:text-properties officeooo:rsid="000e9116"/>
    </style:style>
    <style:style style:name="T3" style:family="text">
      <style:text-properties officeooo:rsid="000f3f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Psico-pedagogo rimuove un evento 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psico-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Il computer deve essere acceso e connesso alla rete Interne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524919" text:style-name="Numerazione_20_UC">
              <text:list-item text:start-value="1">
                <text:p text:style-name="P7"><text:span text:style-name="T1">Lo psico-pedagogo </text:span>effettua l'autenticazione sul <text:span text:style-name="T1">sistema</text:span></text:p>
              </text:list-item>
              <text:list-item>
                <text:p text:style-name="P10">Il sistema valida l'autenticazione e permette l'accesso <text:span text:style-name="T1">nell'area riservata all'autenticato.</text:span></text:p>
              </text:list-item>
              <text:list-item>
                <text:p text:style-name="P7"><text:span text:style-name="T1">Lo psico-pedagogo</text:span> visita la <text:span text:style-name="T1">pagina de</text:span><text:span text:style-name="T2">i suoi</text:span><text:span text:style-name="T1"> eventi ricercando l' evento da rimuovere</text:span></text:p>
              </text:list-item>
              <text:list-item>
                <text:p text:style-name="P10">Il sistema genera la pagina richiesta</text:p>
              </text:list-item>
              <text:list-item>
                <text:p text:style-name="P9">Lo psico-pedagogo rimuove l'evento desiderato</text:p>
              </text:list-item>
              <text:list-item>
                <text:p text:style-name="P10">Il sistema <text:span text:style-name="T1">aggiorna la pagina degli eventi rimuovendo l' evento</text:span></text:p>
              </text:list-item>
            </text:list>
            <text:p text:style-name="P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1">Lo psico-pedagogo</text:span> effettua il logout dal <text:span text:style-name="T3">siste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>Accesso non riuscito per credenziali errate</text:p>
            <text:p text:style-name="P2">La connessione cade al momento dell<text:span text:style-name="T3">a rimozione</text:span></text:p>
            <text:p text:style-name="P4">Evento non puo' essere rimosso perchè già in corso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6</meta:editing-cycles>
    <meta:generator>LibreOffice/3.6$Windows_x86 LibreOffice_project/da8c1e6-fd468f4-454e206-f42a4a9-143cfd</meta:generator>
    <dc:date>2012-10-18T13:41:25.11</dc:date>
    <meta:document-statistic meta:table-count="1" meta:image-count="0" meta:object-count="0" meta:page-count="1" meta:paragraph-count="21" meta:word-count="118" meta:character-count="816" meta:non-whitespace-character-count="724"/>
  </office:meta>
</office:document-meta>
</file>